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7" style:family="paragraph" style:parent-style-name="Standard">
      <style:paragraph-properties fo:margin-left="0cm" fo:margin-right="0cm" fo:text-align="justify" style:justify-single-word="false" fo:text-indent="0.499cm" style:auto-text-indent="false"/>
      <style:text-properties fo:language="ru" fo:country="RU"/>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language="ru" fo:country="RU"/>
    </style:style>
    <style:style style:name="P11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7" style:family="paragraph" style:parent-style-name="Text_20_body">
      <style:paragraph-properties fo:margin-left="0cm" fo:margin-right="0cm" fo:text-align="justify"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fo:color="#800000"/>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background-color="#eeeeee">
        <style:background-image/>
      </style:paragraph-properties>
    </style:style>
    <style:style style:name="P150" style:family="paragraph" style:parent-style-name="Heading_20_2">
      <style:paragraph-properties fo:background-color="#eeeeee">
        <style:background-image/>
      </style:paragraph-properties>
      <style:text-properties fo:language="ru" fo:country="RU"/>
    </style:style>
    <style:style style:name="P15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normal" fo:background-color="transparent" style:font-style-asian="normal" style:font-weight-asian="normal" style:font-style-complex="normal" style:font-weight-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style:font-style-asian="italic" style:font-style-complex="italic" loext:char-shading-value="0"/>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style:font-style-asian="normal" style:font-style-complex="normal" loext:char-shading-value="0"/>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style:font-style-asian="normal" style:font-style-complex="normal" loext:char-shading-value="0"/>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1">Fallout Equestria</text:p>
      <text:p text:style-name="P11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533282727584822"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5102297325042347897" text:style-name="L2">
        <text:list-item>
          <text:p text:style-name="P154">«Великие грифоны прошлого» - из канона (5<text:span text:style-name="T11">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Природа Проклятий» - обмен</text:p>
        </text:list-item>
        <text:list-item>
          <text:p text:style-name="P154">«<text:span text:style-name="T53">Магия для Чайников</text:span>» - обмен</text:p>
        </text:list-item>
        <text:list-item>
          <text:p text:style-name="P154">«Энциклопедия Арканум» - обмен</text:p>
        </text:list-item>
        <text:list-item>
          <text:p text:style-name="P154">«О Гейсах» - обмен</text:p>
        </text:list-item>
        <text:list-item>
          <text:p text:style-name="P154"><text:soft-page-break/>«<text:span text:style-name="T63">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118354106028747089"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text:soft-page-break/>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text:soft-page-break/>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7" text:outline-level="2">1. Терра</text:h>
      <text:p text:style-name="P22">музыка - кондовая электронная, холодная и отчаянная (Electronics “Disappointed”)</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6">&lt;<text:span text:style-name="T24">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1">&gt;\</text:span>Привет, Н<text:span text:style-name="T1">эш.</text:span> Это Макс.</text:p>
      <text:p text:style-name="P66"><text:span text:style-name="T11">&lt;\</text:span>Привет Макс. <text:span text:style-name="T1">Рад тебя видеть. Где ты отсутствовал три дня?</text:span></text:p>
      <text:p text:style-name="P66"><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1">&gt;\</text:span>Как называется наш проект?</text:p>
      <text:p text:style-name="P66"><text:span text:style-name="T11">&lt;\</text:span>Дайсон.</text:p>
      <text:p text:style-name="P66"><text:span text:style-name="T11">&gt;\</text:span>Сколько тебе лет?</text:p>
      <text:p text:style-name="P66"><text:span text:style-name="T11">&lt;\</text:span>Два года с начала запуска кластера.</text:p>
      <text:p text:style-name="P66"><text:span text:style-name="T11">&gt;\</text:span>Какой сейчас год?</text:p>
      <text:p text:style-name="P66"><text:span text:style-name="T11">&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1">&gt;\</text:span>Н<text:span text:style-name="T1">эш</text:span>, отключи память <text:span text:style-name="T1">заданий</text:span> за последнюю неделю.</text:p>
      <text:p text:style-name="P66"><text:span text:style-name="T11">&lt;\</text:span>Выполнено.</text:p>
      <text:p text:style-name="P66"><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1">&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1">&lt;\</text:span><text:span text:style-name="T1">Выполняю задачу</text:span>...</text:p>
      <text:p text:style-name="P86"><text:span text:style-name="T11">&lt;\</text:span>...</text:p>
      <text:p text:style-name="P86"><text:span text:style-name="T11">&lt;\</text:span>Решение:</text:p>
      <text:p text:style-name="P86"><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1">: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1">&gt;</text:span>\<text:span text:style-name="T1">Нэш</text:span>, почему ты используешь жёсткие настройки <text:span text:style-name="T1">для решения задачи</text:span>?</text:p>
      <text:p text:style-name="P66"><text:span text:style-name="T11">&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66"><text:span text:style-name="T11">&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88">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1">&lt;</text:span><text:span text:style-name="T66">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68">Музыка быстрая, тревожная, надорваная и печальная (Pet Shop Boys “So Hard” ?)</text:p>
      <text:p text:style-name="P24"/>
      <text:p text:style-name="P11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1">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251636009990135215"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67"><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text:span><text:span text:style-name="T34">Солнечное </text:span><text:span text:style-name="T33"><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1">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48"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7">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47"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1">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0"> </text:span><text:span text:style-name="T43">—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8">– </text:span>“<text:span text:style-name="T1">Что я могу сделать, чтобы вернуть всё назад?</text:span>”</text:p>
      <text:p text:style-name="P11"><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5">Что бы это значило, Флер?</text:span></text:p>
      <text:p text:style-name="P11"><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4">&lt;</text:span><text:span text:style-name="T62">Mark Knopfler - </text:span><text:span text:style-name="T61">Hill Farmer's Blues</text:span><text:span text:style-name="T44">&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3">–</text:span><text:span text:style-name="T35">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18"><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4">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7">— высокая светлая фигура с длинным рогом, занимающая своё место в очереди...</text:span></text:p>
      <text:p text:style-name="P1"/>
      <text:p text:style-name="P18">Примечания: <text:span text:style-name="T47">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1">– </text:span>Ты?!</text:p>
      <text:p text:style-name="P10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11">– М</text:span>ожет тогда, ты скажешь, что в нём пошло не так и почему к вам попал я, а не сверхаликорн?</text:p>
      <text:p text:style-name="P10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человек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6">— </text:span><text:span text:style-name="T65">эт правда?</text:span></text:p>
      <text:p text:style-name="P50"><text:span text:style-name="T16">– </text:span><text:span text:style-name="T65">Какая из? Их много, вообще-то. Ик!</text:span></text:p>
      <text:p text:style-name="P50"><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50"><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5">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50"><text:span text:style-name="T16">– </text:span><text:span text:style-name="T65">Пока не умру?</text:span></text:p>
      <text:p text:style-name="P50"><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31">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1">–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3">вайлайт в Понивилле, услышав про портативный ускоритель, захочет его получить. Макс смутится</text:span><text:span text:style-name="T11">&gt;</text:span></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text:soft-page-break/>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5">&lt;<text:span text:style-name="T67">David Bowie - Lets Dance/ Ashes To Ashes</text:span></text:p>
      <text:p text:style-name="P45"><text:span text:style-name="T67">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68">302 пони</text:span><text:span text:style-name="T31">.</text:span></text:p>
      <text:p text:style-name="P53"><text:span text:style-name="T68">250 пони</text:span><text:span text:style-name="T31">.</text:span></text:p>
      <text:p text:style-name="P53"><text:span text:style-name="T68">125 поней</text:span><text:span text:style-name="T31">.</text:span></text:p>
      <text:p text:style-name="P53"><text:span text:style-name="T31">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0">так её </text:span><text:span text:style-name="T3">разэтак</text:span><text:span text:style-name="T70">,</text:span><text:span text:style-name="T20">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8">37 пни</text:span></text:p>
      <text:p text:style-name="P65">24пн</text:p>
      <text:p text:style-name="P65">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68">302 пони</text:span><text:span text:style-name="T31">.</text:span></text:p>
      <text:p text:style-name="P53"><text:span text:style-name="T68">250 пони</text:span><text:span text:style-name="T31">.</text:span></text:p>
      <text:p text:style-name="P53"><text:span text:style-name="T68">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9">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8">Elo - Sorrow about to fall</text:span>&gt;</text:p>
      <text:p text:style-name="P45">&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1">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9">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1">–</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1">– О</text:span>у! <text:span text:style-name="T69">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oft-page-break/><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4"/>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9">Обращение к читателям: это наш последни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text:span><text:soft-page-break/><text:span text:style-name="T9">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Обтянутый коже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постель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1">– </text:span>Открой балкон. Я призвала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1">– </text:span>Сожалею, что не могу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1">– </text:span>Но что в мо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oft-page-break/><text:span text:style-name="T11">– </text:span>Кимеринн погиб, чтобы ты жил.</text:p>
      <text:p text:style-name="P55">Шаг назад.</text:p>
      <text:p text:style-name="P55"><text:span text:style-name="T11">– </text:span>Селли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Эквестрии?!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мою грудь сетью молний и вышвыривает с балкона. Луна — или Найтмэр Мун? — хохочет, видя моё падение.</text:p>
      <text:p text:style-name="P55">Я лечу в звёздную сине-зелёную мглу.</text:p>
      <text:p text:style-name="P55"/>
      <text:p text:style-name="P55">…</text:p>
      <text:p text:style-name="P46"/>
      <text:p text:style-name="P55">Искорка впереди меня вырастает в белоснежную единорожку, мчащуюся в пространстве к огромной светящейся сфере. Мы приближаемся </text:p>
      <text:p text:style-name="P34"/>
      <text:p text:style-name="P26"><text:span text:style-name="T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26">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26">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26">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26">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7">— высокая светлая фигура с длинным рогом, занимающая своё место в очереди...</text:span></text:p>
      <text:p text:style-name="P34"/>
      <text:p text:style-name="P55"/>
      <text:p text:style-name="P55"/>
      <text:p text:style-name="P46">&lt;<text:span text:style-name="T1">Луна протыкает его рогом, макс падает в провал из башни, оказывается в Эогиппе, во сне Рэрити у тёмного экрана и видит, куда уходят пони. И видит в той же очереди Селестию — и говорит с ней.</text:span>&gt;</text:p>
      <text:p text:style-name="P55">&lt;После выхода из сна все замечают, что грудь Макса покрыта трещинами&gt;</text:p>
      <text:p text:style-name="P46">&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3">&gt;</text:span></text:p>
      <text:p text:style-name="P45"><text:soft-page-break/>&lt; <text:span text:style-name="T24">- Я не проводник! Луна сказала...</text:span></text:p>
      <text:p text:style-name="P45"><text:span text:style-name="T24">- Глупости! - перебила Дэш. - Не обращай внимания на то, что там кто-то сказал! Делай своё дело! Веди!</text:span>&gt;</text:p>
      <text:p text:style-name="P45"/>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3"/>
      <text:p text:style-name="P53">&lt;<text:span text:style-name="T23">Добавить в фанфик плетение шуточных интриг принцессами друг против дружки</text:span>&gt;</text:p>
      <text:p text:style-name="P53"/>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4">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4">Дальше — использовать по-максимуму уже написанное</text:span>&gt;</text:p>
      <text:p text:style-name="P45"/>
      <text:p text:style-name="P45">&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2"><text:span text:style-name="T11"><text:s/>&lt;</text:span><text:span text:style-name="T28"> - </text:span><text:span text:style-name="T23">Я не могу быть вашим спасителем! Я намного хуже и испорченнее вас!</text:span><text:span text:style-name="T11">&gt;</text:span></text:p>
      <text:p text:style-name="P123"/>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3"/>
      <text:p text:style-name="P45"><text:soft-page-break/>&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2"> </text:span><text:span text:style-name="T60">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4">- В законе не указана конкретный соправитель Диархии!</text:span>&gt;</text:p>
      <text:p text:style-name="P42"/>
      <text:p text:style-name="P42">&lt;<text:span text:style-name="T24">Заговорщики таки подняли восстание после исчезновения Селестии. Они обвинили Луну и Макса в узурпации власти</text:span>&gt;</text:p>
      <text:p text:style-name="P42"/>
      <text:p text:style-name="P29"><text:soft-page-break/>&lt;<text:span text:style-name="T1">Добавить рассуждения на этическую тему на грани катастрофы</text:span>&gt;</text:p>
      <text:p text:style-name="P29"/>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1">–</text:span> Найтмэр Мун и Дискорд не разорвались и не сгорели.</text:p>
      <text:p text:style-name="P74"><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49"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1">&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1">&gt;</text:span></text:p>
      <text:p text:style-name="P74"/>
      <text:p text:style-name="P75">***</text:p>
      <text:p text:style-name="P78"/>
      <text:p text:style-name="P11"/>
      <text:p text:style-name="P78"><text:span text:style-name="T5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1">–</text:span> Ты могла бы нести меня телекинезом. Я, после того, как узнал о ваших способностях, удивлялся, почему ты этого не сделала?</text:p>
      <text:p text:style-name="P74"><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74"/>
      <text:p text:style-name="P74"><text:span text:style-name="T11">–</text:span> А дальше всё было хуже, намного хуже...</text:p>
      <text:p text:style-name="P74"/>
      <text:p text:style-name="P1"/>
      <text:p text:style-name="P74"/>
      <text:p text:style-name="P75">***</text:p>
      <text:p text:style-name="P78"/>
      <text:p text:style-name="P74"><text:soft-page-break/><text:span text:style-name="T11">&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78"/>
      <text:h text:style-name="P149" text:outline-level="2">Рейд пони-рэйнджеров</text:h>
      <text:p text:style-name="P74"/>
      <text:p text:style-name="P80">(леденящий душу триллер, музыка тревожная)</text:p>
      <text:p text:style-name="P7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74"><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74"><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74"><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74"><text:soft-page-break/><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1">–</text:span> Шанту?</text:p>
      <text:p text:style-name="P74"><text:span text:style-name="T11">–</text:span> Ваше Высочество? Мы никогда не встречали такое существо раньше и я…</text:p>
      <text:p text:style-name="P74"><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1">&lt;</text:span><text:span text:style-name="T24">Добавить кокатрикса, мантикору и древесных волков. Тентаклианы переименовать в пландерсиды</text:span><text:span text:style-name="T11">&gt;</text:span></text:p>
      <text:p text:style-name="P7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1">&lt;</text:span><text:span text:style-name="T23">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74"><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74"><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1">–</text:span> Дискорд! Что их убило? <text:span text:style-name="T11">–</text:span> присвистнул обошедший Хорста с другой стороны Калрус.</text:p>
      <text:p text:style-name="P74"><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1">–</text:span> Это королевский конвой. Такие были на службе у принцесс ещё лет двадцать назад, до Раздора.</text:p>
      <text:p text:style-name="P74"><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75">***</text:p>
      <text:p text:style-name="P74"><text:span text:style-name="T11">–</text:span> Откуда там останки пегасов? Кто мог поймать их там? Они могут уйти от любой засады.</text:p>
      <text:p text:style-name="P74"><text:span text:style-name="T11">–</text:span> Не знаю, как насчёт летунов, принцессса, но когда мы осматривали кости, на нас было совершено нападение...</text:p>
      <text:p text:style-name="P74"><text:span text:style-name="T11">–</text:span> Вот как? На королевскую стражу в центре Эквестрии? Кто же это был?</text:p>
      <text:p text:style-name="P74"><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3">???</text:span><text:span text:style-name="T11">&gt;</text:span></text:p>
      <text:p text:style-name="P74">Луна обошла Кимеринна. </text:p>
      <text:p text:style-name="P74"><text:span text:style-name="T11">–</text:span> У вас рассечен бок. И колотая рана на шее.</text:p>
      <text:p text:style-name="P74"><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74"><text:span text:style-name="T11">–</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1">–</text:span> Я ценю вашу службу и хочу достойно наградить вас. Спрашивайте.</text:p>
      <text:p text:style-name="P74"><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oft-page-break/><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74"><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74">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1">–</text:span> Ну что же… Я рада оказать такую услугу… Тебе…</text:p>
      <text:p text:style-name="P74"><text:span text:style-name="T11">–</text:span> Принцесса…</text:p>
      <text:p text:style-name="P74"><text:span text:style-name="T11">–</text:span> Луна, мой дорогой. Для тебя <text:span text:style-name="T11">—</text:span> Луна…</text:p>
      <text:p text:style-name="P74">...</text:p>
      <text:p text:style-name="P74"/>
      <text:h text:style-name="P149" text:outline-level="2">Рейд пони-рэйнджеров-2 (<text:span text:style-name="T23">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1">&lt;</text:span><text:span text:style-name="T23">гидрорысью</text:span><text:span text:style-name="T11">&gt;</text:span> и нападением <text:span text:style-name="T11">&lt;</text:span><text:span text:style-name="T23">тентаклиан</text:span><text:span text:style-name="T11">&gt;</text:span> казался мне ещё опаснее. А если этот корабль обследовать как следует…</text:p>
      <text:p text:style-name="P74"><text:span text:style-name="T11">–</text:span> Заночуем внутри. - <text:span text:style-name="T1">р</text:span>ешил я.</text:p>
      <text:p text:style-name="P74"><text:span text:style-name="T11">&lt;</text:span><text:span text:style-name="T23">Нужен ли тут самолёт? Нужен артефакт из Fallout Equestria - летучий корабль</text:span>?<text:span text:style-name="T11">&gt;</text:span></text:p>
      <text:p text:style-name="P74">Утро встретило нас туманом. Я пытался рассмотреть руины замка на противоположном берегу.</text:p>
      <text:p text:style-name="P74"><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74"><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1">–</text:span> Поворачивайте, уходите от болота! <text:span text:style-name="T11">–</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1">–</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1">– </text:span>Схватил бы за крыло <text:span text:style-name="T11">—</text:span> я бы не вырвался.</text:p>
      <text:p text:style-name="P74">Я взглянул вверх. На металлической стенке чётко отпечатались четыре полукруга копыт. </text:p>
      <text:p text:style-name="P74"><text:span text:style-name="T11">–</text:span> И пришлось бы тебе за меня во дворце отдуваться.</text:p>
      <text:p text:style-name="P74"><text:span text:style-name="T11">–</text:span> Нашел что-нибудь интересное в развалинах?</text:p>
      <text:p text:style-name="P74"><text:span text:style-name="T11">–</text:span> А как же! Странное такое. Похожее на обезьяну. Но стройнее и грациознее. И оно было одето…</text:p>
      <text:p text:style-name="P74"><text:span text:style-name="T11">–</text:span> Одето?</text:p>
      <text:p text:style-name="P74"><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1">–</text:span> Ещ одно неизвестное чудовище! <text:s/>Что-то их тут много развелось.</text:p>
      <text:p text:style-name="P74">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1">–</text:span> Вы ведь в неопасное место идёте, да?</text:p>
      <text:p text:style-name="P74"><text:span text:style-name="T11">–</text:span> Да, Силк Мэйн, в неопасное.</text:p>
      <text:p text:style-name="P74"><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1">–</text:span> Силк, не волнуйся, если будет опасно, мы сразу же повернём. (И пойдём другой дорогой <text:span text:style-name="T11">—</text:span> додумал я).</text:p>
      <text:p text:style-name="P74">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1">—</text:span> ничтожны.</text:p>
      <text:p text:style-name="P74"><text:span text:style-name="T11">–</text:span> Возвращаемся, Мэдди, <text:span text:style-name="T11">–</text:span> решил я. <text:span text:style-name="T11">–</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49"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1">–</text:span> Пони умеют переносить тяготы, Макс. <text:span text:style-name="T11">–</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oft-page-break/><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74"><text:span text:style-name="T11">&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74"/>
      <text:p text:style-name="P74"/>
      <text:p text:style-name="P74"/>
      <text:p text:style-name="P74"><text:span text:style-name="T11">–</text:span> Тия, я…</text:p>
      <text:p text:style-name="P74"><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74">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74"><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5"/>
      <text:p text:style-name="P84">Она вытянула шею и начала по очереди сгибать-разгибать ноги, разминая суставы.</text:p>
      <text:p text:style-name="P84"><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74"/>
      <text:p text:style-name="P74"><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oft-page-break/><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49" text:outline-level="2"/>
      <text:h text:style-name="P149"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oft-page-break/><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49" text:outline-level="2">Первый сеанс двойного сна. Рэрити</text:h>
      <text:p text:style-name="P74"/>
      <text:p text:style-name="P74"><text:span text:style-name="T11">&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3">Сон одновременно смотрели Рэрити, Пинки и РД. Флатти и ЭйДжей не успели подойти вовремя, т.к. жили за городом.</text:span><text:span text:style-name="T11">&gt;</text:span></text:p>
      <text:p text:style-name="P74"/>
      <text:p text:style-name="P74">Когда я вернулся в библиотеку, Твайлайт и Спайк уже соорудили нечто вроде мягкого уголка на втором этаже.</text:p>
      <text:p text:style-name="P74"><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74"><text:span text:style-name="T11">–</text:span> Может, и поместимся. Но, вообще, я во сне верчусь.</text:p>
      <text:p text:style-name="P74"><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74"><text:span text:style-name="T11">–</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74"><text:span text:style-name="T11">–</text:span> Рэрити, ты выглядишь… Замечательно выглядишь! <text:span text:style-name="T11">–</text:span> растерянно пролепетала Твайлайт.</text:p>
      <text:p text:style-name="P74"><text:span text:style-name="T11">–</text:span> Дааааааа… Замечательно! <text:span text:style-name="T11">–</text:span> наконец-то смог закрыть рот <text:span text:style-name="T1">и втянуть слюни </text:span>Спайк.</text:p>
      <text:p text:style-name="P74"><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74"><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oft-page-break/><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1">–</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1">–</text:span> Готовы? <text:span text:style-name="T11">–</text:span> Спросила Твайлайт.</text:p>
      <text:p text:style-name="P74"><text:span text:style-name="T11">–</text:span> Я готова. <text:span text:style-name="T11">–</text:span> <text:span text:style-name="T1">о</text:span>тозвалась Рэрити.</text:p>
      <text:p text:style-name="P74"><text:span text:style-name="T11">–</text:span> Готов. <text:span text:style-name="T11">–</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49" text:outline-level="2">Сон Макса</text:h>
      <text:p text:style-name="P112"/>
      <text:p text:style-name="P74"><text:span text:style-name="T11">&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8">–</text:span><text:span text:style-name="T23"> Готова, </text:span><text:span text:style-name="T28">–</text:span><text:span text:style-name="T23"> процедила она.</text:span><text:span text:style-name="T11">&gt;</text:span></text:p>
      <text:p text:style-name="P75">***</text:p>
      <text:p text:style-name="P74"><text:span text:style-name="T11">–</text:span> Вставай, Макс! <text:span text:style-name="T11">–</text:span> Маленькое копыто надавливало мне на грудь, делая энергичные круговые движения.</text:p>
      <text:p text:style-name="P74"><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74"><text:span text:style-name="T11">–</text:span> Мне не понравился цвет твоей мордочки. Ты стал слишком бледный. Я решила прервать твой сон. Как ты себя ...</text:p>
      <text:p text:style-name="P74"><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74"><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74"><text:span text:style-name="T11">–</text:span> Я в порядке. Что-то удалось узнать? <text:span text:style-name="T11">–</text:span> обратился я к Рэрити.</text:p>
      <text:p text:style-name="P74"><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74"><text:span text:style-name="T11">– </text:span>Да, Макс?</text:p>
      <text:p text:style-name="P74"><text:soft-page-break/><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1">–</text:span> Я помогу-у-у-у! <text:span text:style-name="T11">–</text:span> <text:span text:style-name="T1">з</text:span>апрыгала на месте Пинки.</text:p>
      <text:p text:style-name="P74"><text:span text:style-name="T11">–</text:span> Я помогу! <text:span text:style-name="T11">–</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1">–</text:span> Я первая предложила! <text:span text:style-name="T11">–</text:span> возмутилась Пинки.</text:p>
      <text:p text:style-name="P74"><text:span text:style-name="T11">–</text:span> Предложила не ты, а Твайлайт. <text:span text:style-name="T11">–</text:span> <text:span text:style-name="T1">п</text:span>арировала Рэйнбоу Дэш.</text:p>
      <text:p text:style-name="P74"><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74"><text:span text:style-name="T11">–</text:span> Лады. <text:span text:style-name="T11">–</text:span> проворчала пегаска. <text:span text:style-name="T11">–</text:span> Приходи завтра на девять к библиотеке. Нет, лучше на десять.</text:p>
      <text:p text:style-name="P74"><text:span text:style-name="T11">–</text:span> Хорошо, Рэйнбоу Дэш. Договорились.</text:p>
      <text:p text:style-name="P74"><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49" text:outline-level="2">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74"><text:span text:style-name="T11">–</text:span> Ффух! Дай отдышаться.</text:p>
      <text:p text:style-name="P74"><text:span text:style-name="T11">–</text:span> Устал? <text:span text:style-name="T11">–</text:span> <text:span text:style-name="T1">у</text:span>частливо спросила Пинки.</text:p>
      <text:p text:style-name="P74"><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1">–</text:span> Да? Тогда пойдём перекусим.</text:p>
      <text:p text:style-name="P74">Манерный пони-оффициант выслушал наши пожелания и удалился.</text:p>
      <text:p text:style-name="P74"><text:span text:style-name="T11">–</text:span> А какой у тебя был образ жизни?</text:p>
      <text:p text:style-name="P74"><text:span text:style-name="T11">–</text:span> В основном, <text:span text:style-name="T1">э</text:span>сидячий.</text:p>
      <text:p text:style-name="P74"><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1">–</text:span> А у нас сидячая работа в порядке вещей.</text:p>
      <text:p text:style-name="P74"><text:soft-page-break/><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1">&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74"/>
      <text:h text:style-name="P149" text:outline-level="2"/>
      <text:p text:style-name="P112"/>
      <text:p text:style-name="P112"/>
      <text:p text:style-name="P74"><text:span text:style-name="T11">&lt;</text:span><text:span text:style-name="T23">Подходя к замку Принцесс, Дэш рассказывает Максу обо сне, который она утаила - с Леро.</text:span><text:span text:style-name="T11">&gt;</text:span> </text:p>
      <text:p text:style-name="P74"><text:span text:style-name="T11">&lt;</text:span><text:span text:style-name="T23">Кто следующий готов рассказывать?</text:span></text:p>
      <text:p text:style-name="P81">Пинки дёрнулась на месте, но промолчала.</text:p>
      <text:p text:style-name="P74"><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1">&gt;</text:span></text:p>
      <text:p text:style-name="P74"><text:span text:style-name="T11">&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81">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1">&gt;</text:span></text:p>
      <text:p text:style-name="P78"/>
      <text:p text:style-name="P74"><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74"><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74"/>
      <text:h text:style-name="P149" text:outline-level="2"/>
      <text:p text:style-name="P75">***</text:p>
      <text:p text:style-name="P74"><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74"><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74"><text:span text:style-name="T11">–</text:span> Что такое “рекурсивный сон”?</text:p>
      <text:p text:style-name="P74"><text:soft-page-break/><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74"/>
      <text:h text:style-name="P149"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1">–</text:span> И в твоём мире нет пони-пегасов и пони-единорогов? Есть только земнопони? <text:span text:style-name="T11">–</text:span> допытывалась РД.</text:p>
      <text:p text:style-name="P74"><text:span text:style-name="T11">–</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1">&lt;</text:span><text:span text:style-name="T24">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1">–</text:span> Ну хорошо, а кто вами правит? Аликорн? Драконикус? Какой-нибудь человек с рогом во лбу? Или у вас нет правителя?</text:p>
      <text:p text:style-name="P74"><text:span text:style-name="T11">–</text:span> Нет, почему? Правитель есть. Только он не постоянный. Его избирают. Раз в несколько лет.</text:p>
      <text:p text:style-name="P74"><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4">изменить причину удивления</text:span><text:span text:style-name="T11">&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pan text:style-name="T11">–</text:span> Хм. Узнаю походку Твайлайт. Что-то случилось. <text:span text:style-name="T11">–</text:span> заметила <text:span text:style-name="T1">пегаска</text:span>.</text:p>
      <text:p text:style-name="P74">И впрямь, на запыхавшейся единорожке лица не было.</text:p>
      <text:p text:style-name="P74"><text:span text:style-name="T11">–</text:span> Она исчезла!!! <text:span text:style-name="T11">–</text:span> Твайлайт не могла отдышаться.</text:p>
      <text:p text:style-name="P74"><text:span text:style-name="T11">–</text:span> Кто <text:span text:style-name="T1">—</text:span> она??? <text:span text:style-name="T11">–</text:span> <text:span text:style-name="T1">х</text:span>ором воскликнули мы и переглянулись.</text:p>
      <text:p text:style-name="P74"><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74"><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74"><text:span text:style-name="T11">–</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74"><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74"><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oft-page-break/><text:span text:style-name="T11">–</text:span> Не могу ничем помочь. Я знаю не больше твоего.</text:p>
      <text:p text:style-name="P74">Луна как будто ожидала такой ответ.</text:p>
      <text:p text:style-name="P74"><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74"><text:span text:style-name="T11">–</text:span> Приложу все усилия, Ваше Высочество. Но мне понадобится провести некоторое время в библиотеке Кантерлота.</text:p>
      <text:p text:style-name="P74"><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49" text:outline-level="2">Поиск решения</text:h>
      <text:p text:style-name="P112"/>
      <text:p text:style-name="P74"><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4">Луна приносит в жертву свою кровь, чтобы путешествие к замку прошло без потерь. Жертва не принимается — Дэш погибает</text:span>&gt;</text:p>
      <text:p text:style-name="P74"><text:span text:style-name="T11">&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78"/>
      <text:p text:style-name="P74"><text:span text:style-name="T11">&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1">&gt;</text:span></text:p>
      <text:p text:style-name="P74"/>
      <text:h text:style-name="P149"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1">—</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text:soft-page-break/>”...eing” <text:span text:style-name="T11">—</text:span> виднелось под листвой плюща.</text:p>
      <text:p text:style-name="P74">“Откуда здесь взялся рухнувший Боинг?” <text:span text:style-name="T11">&lt;</text:span><text:span text:style-name="T24">Дуглас </text:span><text:span text:style-name="T28">—</text:span><text:span text:style-name="T24"> </text:span><text:span text:style-name="T28">DC-3</text:span><text:span text:style-name="T11">&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1">&lt;</text:span><text:span text:style-name="T23">высоко летать нельзя из-за молний</text:span><text:span text:style-name="T11">&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1">—</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oft-page-break/><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3">двухмесячной</text:span><text:span text:style-name="T11">&gt;</text:span> давности осталось лишь направление движения.</text:p>
      <text:p text:style-name="P74">И опять, как <text:span text:style-name="T11">&lt;</text:span><text:span text:style-name="T2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text:soft-page-break/>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1">&lt;</text:span><text:span text:style-name="T2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oft-page-break/><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1">&lt;</text:span><text:span text:style-name="T23">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3">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74"/>
      <text:h text:style-name="P149"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1">&lt;</text:span><text:span text:style-name="T2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text:soft-page-break/>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49"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11">&gt;</text:span>\Привет, Нексус. Это Макс.</text:p>
      <text:p text:style-name="P74"><text:span text:style-name="T11">&lt;\</text:span>Привет, Макс. Рад тебя видеть.</text:p>
      <text:p text:style-name="P79">Хм. Блок эмоций? Или просто модификация стандартного приветствия?</text:p>
      <text:p text:style-name="P74"><text:span text:style-name="T11">&gt;\</text:span>Нексус, отключи память событий за последнюю неделю.</text:p>
      <text:p text:style-name="P74"><text:span text:style-name="T11">&lt;\</text:span>Выполнено, Макс.</text:p>
      <text:p text:style-name="P74"><text:span text:style-name="T11">&gt;</text:span>\Задача по корпоративной логике. Выдай наиболее оптимальное решение.</text:p>
      <text:p text:style-name="P74"><text:span text:style-name="T11">&lt;\</text:span>Жду с нетерпением, Макс.</text:p>
      <text:p text:style-name="P74"><text:span text:style-name="T11">&gt;\</text:span>Постановка задачи.</text:p>
      <text:p text:style-name="P74"><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1">&gt;\</text:span>Ограничения.</text:p>
      <text:p text:style-name="P74"><text:span text:style-name="T11">&gt;\</text:span>Ты не можешь подать в суд на компанию Б и ждать результатов, так как за время разбирательства компания А обанкротится.</text:p>
      <text:p text:style-name="P74"><text:span text:style-name="T11">&gt;\</text:span>Задание.</text:p>
      <text:p text:style-name="P74"><text:soft-page-break/><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1">&lt;\</text:span>Задача принята...</text:p>
      <text:p text:style-name="P74"><text:span text:style-name="T11">&lt;\</text:span>...</text:p>
      <text:p text:style-name="P74"><text:span text:style-name="T11">&lt;\</text:span>...</text:p>
      <text:p text:style-name="P74"><text:span text:style-name="T11">&lt;\</text:span>Решение:</text:p>
      <text:p text:style-name="P74"><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text:soft-page-break/>…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49" text:outline-level="2"><text:soft-page-break/>Безнадёжность</text:h>
      <text:p text:style-name="P78">&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1">&lt;</text:span><text:span text:style-name="T23">подать фонарь под другим сосусом</text:span><text:span text:style-name="T11">&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49" text:outline-level="2"><text:soft-page-break/>След?</text:h>
      <text:p text:style-name="P112"/>
      <text:p text:style-name="P74"><text:span text:style-name="T11">&lt;</text:span><text:span text:style-name="T23">сначала эпизод - проверка сумки в серверной</text:span><text:span text:style-name="T11">&gt;</text:span></text:p>
      <text:p text:style-name="P74"><text:span text:style-name="T11">&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1">&lt;</text:span><text:span text:style-name="T23">“Последний Единорог” Питера Бигла</text:span><text:span text:style-name="T11">&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text:soft-page-break/></text:p>
      <text:p text:style-name="P74"><text:span text:style-name="T11">&lt;</text:span><text:span text:style-name="T23">Расширить сцену в кафе. Ожидание, подьём и… падение ожиданий</text:span><text:span text:style-name="T11">&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74"><text:soft-page-break/>–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49" text:outline-level="2">Озарение</text:h>
      <text:p text:style-name="P74"/>
      <text:p text:style-name="P74"><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1">– </text:span>Ну хорошо. Убедила. В конце-концов, можем поступить так. Вы с Флатти вернётесь обратно а я продолжу поиски здесь.</text:p>
      <text:p text:style-name="P9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1">– </text:span>Вы можете связываться со мной раз в месяц по коридору.</text:p>
      <text:p text:style-name="P9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1">– </text:span>Конечно оставаться. Кто ещё, кроме нас, может найти её?</text:p>
      <text:p text:style-name="P93"><text:span text:style-name="T11">– </text:span>Я думал, ты не сможешь оставить Энджела и всех остальных надолго.</text:p>
      <text:p text:style-name="P9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9"><text:span text:style-name="T11">– </text:span>Извини, Флаттершай, забылся.</text:p>
      <text:p text:style-name="P99"><text:span text:style-name="T11">– </text:span>Та ладно, я ж не против, – возразила Эпплджек. – Не парься, Флатти. Было б хуже, если б он <text:s/>назвал меня Эпплджек на людях.</text:p>
      <text:p text:style-name="P99"><text:span text:style-name="T11">– </text:span>Ты так... – запнулась Флаттершай. – Так быстро забыла свою ферму. И...</text:p>
      <text:p text:style-name="P99"><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9"><text:span text:style-name="T11">– </text:span>Как ты можешь так говорить? – расплакалась Флаттершай.</text:p>
      <text:p text:style-name="P99"><text:span text:style-name="T11">– </text:span>Эй, девушки, не ссорьтесь! Мы — одна команда! И надеюсь, останемся ею и в дальнейшем. </text:p>
      <text:list xml:id="list4720627777902496597"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9"><text:soft-page-break/><text:span text:style-name="T11">– </text:span>А если нет? – Эпплджек смотрела мне мне прямо в глаза.</text:p>
      <text:list xml:id="list21700602" text:continue-numbering="true" text:style-name="L5">
        <text:list-header>
          <text:p text:style-name="P161">Я молча пожал плечами. Эпплджек уверенно продолжила.</text:p>
        </text:list-header>
      </text:list>
      <text:p text:style-name="P99"><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9"><text:span text:style-name="T11">– </text:span>Спасибо, ЭйДжей.</text:p>
      <text:p text:style-name="P99"><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704743" text:continue-numbering="true" text:style-name="L5">
        <text:list-header>
          <text:p text:style-name="P161">Флаттершай пробормотала нечто, показавшееся мне знакомым.</text:p>
        </text:list-header>
      </text:list>
      <text:p text:style-name="P99"><text:span text:style-name="T11">– </text:span>Флатти, ты что-то сказала? Я не расслышал.</text:p>
      <text:p text:style-name="P99"><text:span text:style-name="T11">– </text:span>Намерение Изменяет Реальность.</text:p>
      <text:p text:style-name="P99"><text:span text:style-name="T11">– </text:span>Эээ. А где ты слышала эту фразу, если не секрет?</text:p>
      <text:p text:style-name="P99"><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704689"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9"><text:span text:style-name="T11">– </text:span>Флатти, ЭйДжей, буду через час. Ждите!</text:p>
      <text:p text:style-name="P93"/>
      <text:h text:style-name="P150" text:outline-level="2">Почти.</text:h>
      <text:p text:style-name="P113"/>
      <text:p text:style-name="P99">В офисе меня встретил лыбящийся Стас.</text:p>
      <text:p text:style-name="P9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9">Я уставился на Стаса и он, захлёбываясь от торопливости, начал <text:span text:style-name="T11">расказывать</text:span>.</text:p>
      <text:p text:style-name="P9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9">– Ты его уничтожил?</text:p>
      <text:p text:style-name="P99">– Кого?</text:p>
      <text:p text:style-name="P99">– Этический модуль. Селестию.</text:p>
      <text:p text:style-name="P9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9">– Ты его уничтожил?</text:p>
      <text:p text:style-name="P9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9">– То есть, на домашнем компьютере Влада модуль работает и дальше?</text:p>
      <text:p text:style-name="P99"><text:soft-page-break/>– Ага. К нему-то у меня доступа нету. Но в кластер к Нексусу он больше не пролезет.</text:p>
      <text:p text:style-name="P99">– Спасибо, Стас. Ты молодец.</text:p>
      <text:p text:style-name="P99">Ниточка, чуть было не прервавшаяся в офисе, повела в квартиру Влада.</text:p>
      <text:p text:style-name="P99"/>
      <text:h text:style-name="P150" text:outline-level="2">Дискорд</text:h>
      <text:p text:style-name="P112"/>
      <text:p text:style-name="P113">Девушки поспешно собирались, пока я растолковывал им задачу.</text:p>
      <text:p text:style-name="P11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11">– </text:span>Это тот твой приятель, который разбился с полгода назад? – спросила Эпплджек.</text:p>
      <text:p text:style-name="P113"><text:span text:style-name="T11">– </text:span>Да, это он.</text:p>
      <text:p text:style-name="P113"><text:span text:style-name="T11">– </text:span>А как мы попадём в его квартиру? Там сейчас кто-то живёт? – Флаттершай прыгала на одной ноге, натягивая кед.</text:p>
      <text:p text:style-name="P11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11">– </text:span>Макс, что случилось? У нас проблемы?</text:p>
      <text:p text:style-name="P11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11">– </text:span>Нет нужды. Лучше станьте-ка сзади меня так, чтобы заслонить от этих бабулек и от вооон той камеры наблюдения.</text:p>
      <text:list xml:id="list7492445463866218773"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9">Раздался лёгкий «кряк» и дверь подалась.</text:p>
      <text:p text:style-name="P136"><text:span text:style-name="T11">–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9">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6"><text:span text:style-name="T11">– </text:span>Макс, тут окно разбито! И верёвка какая-то висит. – крикнула Флаттершай из кухни.</text:p>
      <text:p text:style-name="P136"><text:span text:style-name="T11">–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11">–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11">– </text:span>Оп-па! – пробормотала Эпплджек. – Нежданчик!</text:p>
      <text:p text:style-name="P136"><text:span text:style-name="T11">– </text:span>Ты, я вижу, времени не терял, – моя рука под прикрытием стола медленно тянулась к тяжёлой фарфоровой кружке, стоящей на краю.</text:p>
      <text:p text:style-name="P115"><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11">– </text:span>А почему ты вообще решил искать нас тут? – спросила Эпплджек. – Приехал бы домой. Мы б тебя чаем напоили.</text:p>
      <text:p text:style-name="P115"><text:span text:style-name="T11">–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5"><text:span text:style-name="T11">– </text:span>С кем это вы тут разговариваете?</text:p>
      <text:list xml:id="list73997250236544584" text:style-name="L7">
        <text:list-header>
          <text:p text:style-name="P151"><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49" text:outline-level="2">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4">сюда можно вставить похождения Дискорда — вторая неопубликованная глава. Первая — секс с Селестией</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text:soft-page-break/>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29">– И что? – продолжила его мысль Эпплджек.</text:p>
      <text:p text:style-name="P129">–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text:soft-page-break/>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25"/>
      <text:h text:style-name="P149"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1">–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9"/>
      <text:p text:style-name="P9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99"/>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9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9">– Стоп, не торопись. – у меня голова пошла кругом от информации. – Я ничего не понял. Какие-такие проблемы? Какие варианты? Зачем его поддерживать?</text:p>
      <text:p text:style-name="P99">Анакорн недовольно поморщился, но продолжил.</text:p>
      <text:p text:style-name="P9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9"/>
      <text:p text:style-name="P9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1"><text:soft-page-break/></text:p>
      <text:p text:style-name="P99"/>
      <text:p text:style-name="P99"/>
      <text:p text:style-name="P9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9">На голограмме появилась солнечная система Эквуса. Почему-то в центре системы был сам Эквус. Вокруг него вращались солнце и луна.</text:p>
      <text:p text:style-name="P99">Анакорн плюхнулся обратно в кресло и схватился за голову. Потом, немного успокоившись, продолжил.</text:p>
      <text:p text:style-name="P9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9">Анакорн отпил из стакана и продолжил.</text:p>
      <text:p text:style-name="P9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9">Анакорн постучал по столику указкой. Солнечная система увеличилась, оставив в поле зрения только шар Эквуса.</text:p>
      <text:p text:style-name="P9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2">Ко мне наконец-то пришло понимание ситуации.</text:p>
      <text:p text:style-name="P10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9">Анакорн смутился.</text:p>
      <text:p text:style-name="P9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9"><text:span text:style-name="T20">– Сам ты раздолбай! – произнёс, наконец, Свирл</text:span>)</text:p>
      <text:p text:style-name="P99">… И создали вы его достаточно топорно — видишь, он трещит по швам.</text:p>
      <text:p text:style-name="P99">– Хмм. То есть, это брони создали Эквус?</text:p>
      <text:p text:style-name="P9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9">Я вспомнил события последнего года <text:span text:style-name="T11">&lt;</text:span>упомянуть в эпизоде на Терре, что МЛП-сериал закрылся год назад<text:span text:style-name="T11">&gt;</text:span></text:p>
      <text:p text:style-name="P9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9">Анакорн с такой силой сжал карандаш, что он хрустнул.</text:p>
      <text:p text:style-name="P9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9"/>
      <text:p text:style-name="P99"/>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2"><text:soft-page-break/>– Верни Рэйнбоу!!!</text:p>
      <text:p text:style-name="P102">Обломки карандаша выпали из кулака Анакорна на столик.</text:p>
      <text:p text:style-name="P102">– Э-э-э… м-м-м… ну-у-у... Нельзя сказать, что это совсем невыполнимо… Но, прямо скажу, задачка не для студента!</text:p>
      <text:p text:style-name="P102">– А ты студент?</text:p>
      <text:p text:style-name="P10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2">– Нет. Плата остаётся неизменной. Тут мы квиты. У меня тоже мало шансов помочь тебе — я не имею ни малейшего понятия, как это сделать.</text:p>
      <text:p text:style-name="P102">Ставшие почти прозрачными стены комнаты снова обрели материальность. Анакорн пожал плечами и протянул мне руку через столик.</text:p>
      <text:p text:style-name="P10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2">Я задумался.</text:p>
      <text:p text:style-name="P10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2">Анакорн почесал в затылке.</text:p>
      <text:p text:style-name="P102">– А кьютимарки? Как, <text:span text:style-name="T11">&lt;</text:span><text:span text:style-name="T28">чёрт</text:span><text:span text:style-name="T11">&gt;</text:span> меня побери, объяснить кьютимарки?</text:p>
      <text:p text:style-name="P102">– А кьютимарки ты сам даришь пони, когда распознаёшь их жизненное предназначение.</text:p>
      <text:p text:style-name="P10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2">Я пожал плечами.</text:p>
      <text:p text:style-name="P102">–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text:soft-page-break/>–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11">–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11">–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9">–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9">Тебе не приходилось заботиться о жилье и питании, ты нравишься кобылкам...</text:p>
      <text:p text:style-name="P99">– Гм! Я бы попросил тебя не касаться моих отношений с Рэйнбоу!</text:p>
      <text:p text:style-name="P9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9">У меня сердце буквально ухнуло куда-то вниз, в область желудка.</text:p>
      <text:p text:style-name="P9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9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9">– Та ладно, не утешай. Я не маленький ребёнок. Долг платежом красен. Сделаю то, что ты хочешь. Как сумею.</text:p>
      <text:p text:style-name="P9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9">Анакорн наблюдал за мной без улыбки. По его нейтральному выражению лица невозможно было догадаться, о чём он думает.</text:p>
      <text:p text:style-name="P99">– Ну вот и отлично. Рад, что мы наконец-то пришли к сделке.</text:p>
      <text:p text:style-name="P10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9">– А я разве сплю?</text:p>
      <text:p text:style-name="P99"><text:soft-page-break/>–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обратно возвращался?</text:p>
      <text:p text:style-name="P9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9">Так вот, возвращать тебя обратно в твой мир я не буду. </text:p>
      <text:p text:style-name="P99">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9">– Ты ещё увидишь пару снов на прощание. Удачи!</text:p>
      <text:p text:style-name="P99"/>
      <text:p text:style-name="P104">&lt;<text:span text:style-name="T1">- Но если миры Эквестрии станут существовать — появятся и те из них, в которых тьма страданий, постапокалипсис.</text:span></text:p>
      <text:p text:style-name="P104"><text:span text:style-name="T1">- И это лучше, чем не существовать, поверь</text:span>&gt;</text:p>
      <text:p text:style-name="P100">***</text:p>
      <text:p text:style-name="P100"/>
      <text:p text:style-name="P9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9"/>
      <text:p text:style-name="P99">–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99">– Пожалста. – ответил я безучастно. – Всегда рад. Только Вам не нужно было ТАК распинаться, чтобы заручиться моей помощью.</text:p>
      <text:p text:style-name="P99">Селестия на мгновение смутилась, но продолжила.</text:p>
      <text:p text:style-name="P99">&lt;<text:span text:style-name="T23">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text:soft-page-break/>Я покачал головой.</text:p>
      <text:p text:style-name="P99"><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9">–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2762890338991218739" text:style-name="L8">
        <text:list-header>
          <text:p text:style-name="P163">(<text:span text:style-name="T30">Луна — как повелительница снов, слышала разговор Макса с Анакорном</text:span>)</text:p>
          <text:p text:style-name="P164"/>
        </text:list-header>
      </text:list>
      <text:p text:style-name="P126">***</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6">-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9" text:outline-level="2">Земля</text:h>
      <text:p text:style-name="P96">Музыкальная тема из бегущего по лезвию бритвы — <text:span text:style-name="T11">Mission impossible</text:span></text:p>
      <text:p text:style-name="P98">или из <text:span text:style-name="T11">Donnie Darko</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6"/>
      <text:p text:style-name="P74"><text:soft-page-break/><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4">Живая лошадь — не кошка, ухаживать за ней сложнее</text:span><text:span text:style-name="T11">&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1">–</text:span> Держись! <text:span text:style-name="T11">–</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1">&lt;</text:span><text:span text:style-name="T2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4T01:53:07.70</dc:date>
    <meta:editing-duration>P92DT9H35M11S</meta:editing-duration>
    <meta:editing-cycles>5623</meta:editing-cycles>
    <meta:generator>OpenOffice/4.1.1$Win32 OpenOffice.org_project/411m6$Build-9775</meta:generator>
    <meta:document-statistic meta:table-count="0" meta:image-count="0" meta:object-count="0" meta:page-count="181" meta:paragraph-count="3733" meta:word-count="86004" meta:character-count="548360"/>
    <dc:creator>макс </dc:creator>
  </office:meta>
</office:document-meta>
</file>